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51ae" officeooo:paragraph-rsid="001e51ae"/>
    </style:style>
    <style:style style:name="P2" style:family="paragraph" style:parent-style-name="Standard">
      <style:text-properties fo:font-weight="bold" officeooo:rsid="001f6872" officeooo:paragraph-rsid="001f687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e51ae" officeooo:paragraph-rsid="001e51ae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rsid="001f6872" officeooo:paragraph-rsid="001f6872"/>
    </style:style>
    <style:style style:name="P5" style:family="paragraph" style:parent-style-name="Standard">
      <style:text-properties officeooo:rsid="00208419" officeooo:paragraph-rsid="00223257"/>
    </style:style>
    <style:style style:name="P6" style:family="paragraph" style:parent-style-name="Standard">
      <style:text-properties officeooo:rsid="0024f561" officeooo:paragraph-rsid="0024f561"/>
    </style:style>
    <style:style style:name="P7" style:family="paragraph" style:parent-style-name="Standard">
      <style:text-properties officeooo:rsid="00253e8b" officeooo:paragraph-rsid="00253e8b"/>
    </style:style>
    <style:style style:name="P8" style:family="paragraph" style:parent-style-name="Standard">
      <style:text-properties officeooo:rsid="00279658" officeooo:paragraph-rsid="00279658"/>
    </style:style>
    <style:style style:name="P9" style:family="paragraph" style:parent-style-name="Standard">
      <style:text-properties fo:font-size="14pt" fo:font-weight="bold" officeooo:rsid="001f6872" officeooo:paragraph-rsid="001f6872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e51ae" officeooo:paragraph-rsid="001e51ae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2995aa" officeooo:paragraph-rsid="002995aa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3c4351" officeooo:paragraph-rsid="003c4351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rsid="002995aa" officeooo:paragraph-rsid="002995aa"/>
    </style:style>
    <style:style style:name="P14" style:family="paragraph" style:parent-style-name="Standard">
      <style:text-properties officeooo:rsid="002a7341" officeooo:paragraph-rsid="002a7341"/>
    </style:style>
    <style:style style:name="P15" style:family="paragraph" style:parent-style-name="Standard">
      <style:text-properties officeooo:rsid="002b9dcd" officeooo:paragraph-rsid="002b9dcd"/>
    </style:style>
    <style:style style:name="P16" style:family="paragraph" style:parent-style-name="Standard">
      <style:text-properties officeooo:rsid="00331b5d" officeooo:paragraph-rsid="00331b5d"/>
    </style:style>
    <style:style style:name="P17" style:family="paragraph" style:parent-style-name="Standard">
      <style:text-properties officeooo:rsid="00344b31" officeooo:paragraph-rsid="00344b31"/>
    </style:style>
    <style:style style:name="P18" style:family="paragraph" style:parent-style-name="Standard">
      <style:text-properties officeooo:rsid="003685cd" officeooo:paragraph-rsid="003685cd"/>
    </style:style>
    <style:style style:name="P19" style:family="paragraph" style:parent-style-name="Standard">
      <style:text-properties officeooo:rsid="003a0c67" officeooo:paragraph-rsid="003a0c67"/>
    </style:style>
    <style:style style:name="P20" style:family="paragraph" style:parent-style-name="Standard">
      <style:text-properties officeooo:rsid="003c4351" officeooo:paragraph-rsid="003c4351"/>
    </style:style>
    <style:style style:name="P21" style:family="paragraph" style:parent-style-name="Standard">
      <style:text-properties officeooo:rsid="0038aa10" officeooo:paragraph-rsid="0038aa10"/>
    </style:style>
    <style:style style:name="P22" style:family="paragraph" style:parent-style-name="Standard">
      <style:text-properties officeooo:rsid="0042ee25" officeooo:paragraph-rsid="0042ee25"/>
    </style:style>
    <style:style style:name="P23" style:family="paragraph" style:parent-style-name="Standard">
      <style:text-properties officeooo:rsid="004075c8" officeooo:paragraph-rsid="004075c8"/>
    </style:style>
    <style:style style:name="P24" style:family="paragraph" style:parent-style-name="Standard">
      <style:text-properties officeooo:rsid="0043fa0a" officeooo:paragraph-rsid="0043fa0a"/>
    </style:style>
    <style:style style:name="P25" style:family="paragraph" style:parent-style-name="Standard" style:list-style-name="L1">
      <style:text-properties officeooo:rsid="00223257" officeooo:paragraph-rsid="00223257"/>
    </style:style>
    <style:style style:name="P26" style:family="paragraph" style:parent-style-name="Standard" style:list-style-name="L1">
      <style:text-properties officeooo:rsid="0022d66b" officeooo:paragraph-rsid="0022d66b"/>
    </style:style>
    <style:style style:name="P27" style:family="paragraph" style:parent-style-name="Standard" style:list-style-name="L1">
      <style:text-properties style:text-line-through-style="none" style:text-line-through-type="none" officeooo:rsid="0022d66b" officeooo:paragraph-rsid="0022d66b"/>
    </style:style>
    <style:style style:name="P28" style:family="paragraph" style:parent-style-name="Standard" style:list-style-name="L2">
      <style:text-properties officeooo:rsid="002995aa" officeooo:paragraph-rsid="002995aa"/>
    </style:style>
    <style:style style:name="P29" style:family="paragraph" style:parent-style-name="Standard" style:list-style-name="L3">
      <style:text-properties officeooo:rsid="00344b31" officeooo:paragraph-rsid="00344b31"/>
    </style:style>
    <style:style style:name="P30" style:family="paragraph" style:parent-style-name="Standard" style:list-style-name="L4">
      <style:text-properties officeooo:rsid="003855ef" officeooo:paragraph-rsid="003855ef"/>
    </style:style>
    <style:style style:name="P31" style:family="paragraph" style:parent-style-name="Standard" style:list-style-name="L4">
      <style:text-properties officeooo:rsid="0038aa10" officeooo:paragraph-rsid="0038aa10"/>
    </style:style>
    <style:style style:name="P32" style:family="paragraph" style:parent-style-name="Standard">
      <style:text-properties officeooo:rsid="0048ec9f" officeooo:paragraph-rsid="0048ec9f"/>
    </style:style>
    <style:style style:name="P33" style:family="paragraph" style:parent-style-name="Standard">
      <style:text-properties fo:font-size="14pt" fo:font-weight="bold" officeooo:rsid="002995aa" officeooo:paragraph-rsid="0045371b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fo:font-weight="bold" officeooo:rsid="0048ec9f" officeooo:paragraph-rsid="0048ec9f" style:font-size-asian="14pt" style:font-weight-asian="bold" style:font-size-complex="14pt" style:font-weight-complex="bold"/>
    </style:style>
    <style:style style:name="P35" style:family="paragraph" style:parent-style-name="Standard" style:list-style-name="L5">
      <style:text-properties fo:font-size="14pt" fo:font-weight="bold" officeooo:rsid="0048ec9f" officeooo:paragraph-rsid="0048ec9f" style:font-size-asian="14pt" style:font-weight-asian="bold" style:font-size-complex="14pt" style:font-weight-complex="bold"/>
    </style:style>
    <style:style style:name="P36" style:family="paragraph" style:parent-style-name="Standard">
      <style:text-properties fo:font-size="10pt" fo:font-weight="normal" officeooo:rsid="001e51ae" officeooo:paragraph-rsid="001e51ae" style:font-size-asian="10pt" style:font-weight-asian="normal" style:font-size-complex="10pt" style:font-weight-complex="normal"/>
    </style:style>
    <style:style style:name="P37" style:family="paragraph" style:parent-style-name="Standard">
      <style:text-properties officeooo:rsid="004adb25" officeooo:paragraph-rsid="004adb25"/>
    </style:style>
    <style:style style:name="P38" style:family="paragraph" style:parent-style-name="Standard">
      <style:text-properties officeooo:rsid="004e3bad" officeooo:paragraph-rsid="004e3bad"/>
    </style:style>
    <style:style style:name="P39" style:family="paragraph" style:parent-style-name="Standard" style:list-style-name="L6">
      <style:text-properties officeooo:rsid="004e3bad" officeooo:paragraph-rsid="004e3bad"/>
    </style:style>
    <style:style style:name="P40" style:family="paragraph" style:parent-style-name="Standard">
      <style:text-properties officeooo:rsid="004f9f9e" officeooo:paragraph-rsid="004f9f9e"/>
    </style:style>
    <style:style style:name="P41" style:family="paragraph" style:parent-style-name="Standard" style:list-style-name="L7">
      <style:text-properties officeooo:rsid="004f9f9e" officeooo:paragraph-rsid="004f9f9e"/>
    </style:style>
    <style:style style:name="P42" style:family="paragraph" style:parent-style-name="Standard">
      <style:text-properties officeooo:rsid="00507e50" officeooo:paragraph-rsid="00507e50"/>
    </style:style>
    <style:style style:name="P43" style:family="paragraph" style:parent-style-name="Standard" style:list-style-name="L8">
      <style:text-properties officeooo:rsid="00507e50" officeooo:paragraph-rsid="00507e50"/>
    </style:style>
    <style:style style:name="T1" style:family="text">
      <style:text-properties officeooo:rsid="00208419"/>
    </style:style>
    <style:style style:name="T2" style:family="text">
      <style:text-properties officeooo:rsid="00223257"/>
    </style:style>
    <style:style style:name="T3" style:family="text">
      <style:text-properties officeooo:rsid="0026286d"/>
    </style:style>
    <style:style style:name="T4" style:family="text">
      <style:text-properties officeooo:rsid="002920e3"/>
    </style:style>
    <style:style style:name="T5" style:family="text">
      <style:text-properties officeooo:rsid="002a239c"/>
    </style:style>
    <style:style style:name="T6" style:family="text">
      <style:text-properties officeooo:rsid="002a7341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920e3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4075c8" style:font-size-asian="12pt" style:font-weight-asian="normal" style:font-size-complex="12pt" style:font-weight-complex="normal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331b5d" style:font-size-asian="14pt" style:font-weight-asian="bold" style:font-size-complex="14pt" style:font-weight-complex="bold"/>
    </style:style>
    <style:style style:name="T12" style:family="text">
      <style:text-properties officeooo:rsid="00331b5d"/>
    </style:style>
    <style:style style:name="T13" style:family="text">
      <style:text-properties officeooo:rsid="003685c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31b5d" style:font-weight-asian="bold" style:font-weight-complex="bold"/>
    </style:style>
    <style:style style:name="T16" style:family="text">
      <style:text-properties officeooo:rsid="004075c8"/>
    </style:style>
    <style:style style:name="T17" style:family="text">
      <style:text-properties officeooo:rsid="00421dc3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officeooo:rsid="004adb25"/>
    </style:style>
    <style:style style:name="T20" style:family="text">
      <style:text-properties officeooo:rsid="004c72c1"/>
    </style:style>
    <style:style style:name="T21" style:family="text">
      <style:text-properties officeooo:rsid="004cb7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AWS</text:p>
      <text:p text:style-name="P10"/>
      <text:p text:style-name="P36"><text:a xlink:type="simple" xlink:href="https://www.aws.training/transcript/curriculumplayer?transcriptId=WbiSkRMugUaA9Y0Au8LYjQ2" text:style-name="Internet_20_link" text:visited-style-name="Visited_20_Internet_20_Link">https://www.aws.training/transcript/curriculumplayer?transcriptId=WbiSkRMugUaA9Y0Au8LYjQ2</text:a></text:p>
      <text:p text:style-name="P36"><text:a xlink:type="simple" xlink:href="https://www.aws.training/LearningLibrary" text:style-name="Internet_20_link" text:visited-style-name="Visited_20_Internet_20_Link">https://www.aws.training/LearningLibrary</text:a></text:p>
      <text:p text:style-name="P10"/>
      <text:p text:style-name="P10">* Global infrastructure:</text:p>
      <text:p text:style-name="P1"/>
      <text:p text:style-name="P2">Regions:</text:p>
      <text:p text:style-name="P5">An AWS Region is a separated geographical area, <text:span text:style-name="T2">like: </text:span></text:p>
      <text:p text:style-name="P5"/>
      <text:list xml:id="list631690384" text:style-name="L1">
        <text:list-item>
          <text:p text:style-name="P25">US West - Northern Carolina, code us-west-1</text:p>
        </text:list-item>
        <text:list-item>
          <text:p text:style-name="P26">US West – Oregon, code us-west-2</text:p>
        </text:list-item>
        <text:list-item>
          <text:p text:style-name="P25">EU – Ireland, code eu-west-1</text:p>
        </text:list-item>
        <text:list-item>
          <text:p text:style-name="P26">Asia Pacific – Tokio, code ap-northeast-1</text:p>
        </text:list-item>
        <text:list-item>
          <text:p text:style-name="P27">Asia Pacific – Sydney, code ap-shoutheast-2</text:p>
        </text:list-item>
        <text:list-item>
          <text:p text:style-name="P27">etc</text:p>
        </text:list-item>
      </text:list>
      <text:p text:style-name="P4"/>
      <text:p text:style-name="P4"/>
      <text:p text:style-name="P2">Availability zone<text:span text:style-name="T1">s / AZ:</text:span></text:p>
      <text:p text:style-name="P6">Collection of datacenters within a region.</text:p>
      <text:p text:style-name="P6"/>
      <text:p text:style-name="P6">Isolated between them but connected with high speed networks.</text:p>
      <text:p text:style-name="P7">Isolated: <text:s/>Physically separated, different power providers, <text:span text:style-name="T3">multiple tier1 providers,</text:span> backup generators, etc.</text:p>
      <text:p text:style-name="P4"/>
      <text:p text:style-name="P4"/>
      <text:p text:style-name="P2">Edge locations:</text:p>
      <text:p text:style-name="P8">Hosts the CDN</text:p>
      <text:p text:style-name="P8"/>
      <text:p text:style-name="P8"/>
      <text:p text:style-name="P9">* <text:span text:style-name="T4">Amazon Private Cloud – VPC: <text:s/></text:span><text:span text:style-name="T8">Private networks</text:span></text:p>
      <text:p text:style-name="P4"/>
      <text:list xml:id="list745112192" text:style-name="L2">
        <text:list-item>
          <text:p text:style-name="P28">Works with AWS regions and availability zones (az)</text:p>
        </text:list-item>
        <text:list-item>
          <text:p text:style-name="P28">Subnets</text:p>
        </text:list-item>
        <text:list-item>
          <text:p text:style-name="P28">Route tables.</text:p>
        </text:list-item>
        <text:list-item>
          <text:p text:style-name="P28">Internet Gateway (IGW) to get internet from the VPC</text:p>
        </text:list-item>
        <text:list-item>
          <text:p text:style-name="P28">NAT Gateway, allows private <text:span text:style-name="T18">subnets</text:span> to get internet</text:p>
        </text:list-item>
        <text:list-item>
          <text:p text:style-name="P28">Network access control lists (NACL) <text:span text:style-name="T5">control access to subnets stateless</text:span></text:p>
        </text:list-item>
      </text:list>
      <text:p text:style-name="P13"/>
      <text:p text:style-name="P13"/>
      <text:p text:style-name="P11">* <text:span text:style-name="T6">AWS Security Groups:</text:span></text:p>
      <text:p text:style-name="P13"/>
      <text:p text:style-name="P14">Is the firewall on EC2, like Iptables allows and deny IPs, protocols, etc</text:p>
      <text:p text:style-name="P13"/>
      <text:p text:style-name="P13"/>
      <text:p text:style-name="P13"/>
      <text:p text:style-name="P13"/>
      <text:p text:style-name="P13"/>
      <text:p text:style-name="P13"><text:soft-page-break/><text:span text:style-name="T10">* </text:span><text:span text:style-name="T11">Amazon Elastic Compute – EC2: <text:s/></text:span><text:span text:style-name="T12">Elastic compute/server/</text:span><text:span text:style-name="T15">instances</text:span><text:span text:style-name="T12"> cloud</text:span></text:p>
      <text:p text:style-name="P17"/>
      <text:list xml:id="list2361656456" text:style-name="L3">
        <text:list-item>
          <text:p text:style-name="P29">Compute / server<text:span text:style-name="T13">s / Instances</text:span>: Server resources, like app server, mail, nfs, web,proxy, etc</text:p>
        </text:list-item>
        <text:list-item>
          <text:p text:style-name="P29">Cloud: Is cloud hosted</text:p>
        </text:list-item>
        <text:list-item>
          <text:p text:style-name="P29">Elastic: Properly configured you can increase or decrease the servers on demand, etc.</text:p>
        </text:list-item>
      </text:list>
      <text:p text:style-name="P17"/>
      <text:p text:style-name="P18">Amazon EC2 <text:span text:style-name="T14">Instances:</text:span> <text:s/>Is how AWS calls to the servers.</text:p>
      <text:p text:style-name="P17"/>
      <text:list xml:id="list4009964836" text:style-name="L4">
        <text:list-item>
          <text:p text:style-name="P30">Pay as you go</text:p>
        </text:list-item>
        <text:list-item>
          <text:p text:style-name="P30">Broad selection on HW/SW</text:p>
        </text:list-item>
        <text:list-item>
          <text:p text:style-name="P30">Global hosting</text:p>
        </text:list-item>
        <text:list-item>
          <text:p text:style-name="P31">etc</text:p>
        </text:list-item>
      </text:list>
      <text:p text:style-name="P21"/>
      <text:p text:style-name="P19"><text:span text:style-name="T14">AMI - <text:s/>Amazon Machine Image:</text:span> The operating system to install into the instance.</text:p>
      <text:p text:style-name="P19"/>
      <text:p text:style-name="P19"/>
      <text:p text:style-name="P16"/>
      <text:p text:style-name="P12">* AWS Lambda:</text:p>
      <text:p text:style-name="P20"/>
      <text:p text:style-name="P20">Run apps/code without instances/servers. <text:span text:style-name="T17">Have limitations like time and so.</text:span></text:p>
      <text:p text:style-name="P15"/>
      <text:p text:style-name="P13"/>
      <text:p text:style-name="P11">* <text:span text:style-name="T16">AWS Elastic Beanstalk:</text:span></text:p>
      <text:p text:style-name="P13"/>
      <text:p text:style-name="P22">You can create a webserver with different specs to run, LB, size, instance type, etc, and you will add your web code there. You can change the specs after created.</text:p>
      <text:p text:style-name="P22"/>
      <text:p text:style-name="P22">With this you don’t have to be worried about the HW, AWS will take care about it.</text:p>
      <text:p text:style-name="P22"/>
      <text:p text:style-name="P22">You can upload java, node.js, python, etc.</text:p>
      <text:p text:style-name="P23"/>
      <text:p text:style-name="P24">So, when you are on beanstalk filling the form to create a new instance, there is one part in which is asking to add your code (in a zip), the rest of the form is asking for the server specs, size, OS, LB?, and a lot more stuff with the extra options.</text:p>
      <text:p text:style-name="P24"/>
      <text:p text:style-name="P24">Once all is done the instance is deployed and running your code without you being to manage the server.</text:p>
      <text:p text:style-name="P24"/>
      <text:p text:style-name="P24"/>
      <text:p text:style-name="P33">* <text:span text:style-name="T16">Application Load Balancer: </text:span><text:span text:style-name="T9">There are three types:</text:span></text:p>
      <text:list xml:id="list923511704" text:style-name="L5">
        <text:list-header>
          <text:p text:style-name="P35"><text:span text:style-name="T9"/></text:p>
        </text:list-header>
        <text:list-item>
          <text:p text:style-name="P35"><text:span text:style-name="T9">C</text:span><text:span text:style-name="T7">lassic</text:span></text:p>
        </text:list-item>
        <text:list-item>
          <text:p text:style-name="P35"><text:span text:style-name="T9">A</text:span><text:span text:style-name="T7">pplication</text:span></text:p>
        </text:list-item>
        <text:list-item>
          <text:p text:style-name="P35"><text:span text:style-name="T7">Network</text:span></text:p>
        </text:list-item>
      </text:list>
      <text:p text:style-name="P24"/>
      <text:p text:style-name="P32"/>
      <text:p text:style-name="P32"/>
      <text:p text:style-name="P32"/>
      <text:p text:style-name="P34"><text:soft-page-break/>* <text:span text:style-name="T19">Auto Scaling:</text:span></text:p>
      <text:p text:style-name="P32"/>
      <text:p text:style-name="P37">Create or reduce resources (instances, etc) on demand <text:span text:style-name="T20">to reduce costs.</text:span></text:p>
      <text:p text:style-name="P37"/>
      <text:p text:style-name="P37"><text:span text:style-name="T14">CloudWatch</text:span> have to be configured because will detect the peaks to scale <text:span text:style-name="T21">in</text:span> or <text:span text:style-name="T21">out</text:span>.</text:p>
      <text:p text:style-name="P32"/>
      <text:p text:style-name="P32"/>
      <text:p text:style-name="P38"><text:span text:style-name="T14">Auto Scaling components:</text:span></text:p>
      <text:p text:style-name="P38"/>
      <text:p text:style-name="P38"><text:span text:style-name="T14">Launch Configuration:</text:span> What</text:p>
      <text:list xml:id="list2641884588" text:style-name="L6">
        <text:list-item>
          <text:p text:style-name="P39">AMI</text:p>
        </text:list-item>
        <text:list-item>
          <text:p text:style-name="P39">Instance type</text:p>
        </text:list-item>
        <text:list-item>
          <text:p text:style-name="P39">Security groups</text:p>
        </text:list-item>
        <text:list-item>
          <text:p text:style-name="P39">Roles</text:p>
        </text:list-item>
      </text:list>
      <text:p text:style-name="P38"/>
      <text:p text:style-name="P40"><text:span text:style-name="T14">Auto Scaling Group: </text:span><text:s/>Where</text:p>
      <text:list xml:id="list1166225691" text:style-name="L7">
        <text:list-item>
          <text:p text:style-name="P41">VPC and Subnets</text:p>
        </text:list-item>
        <text:list-item>
          <text:p text:style-name="P41">Load Balancer</text:p>
        </text:list-item>
        <text:list-item>
          <text:p text:style-name="P41">Minimum and Maximun instances</text:p>
        </text:list-item>
        <text:list-item>
          <text:p text:style-name="P41">Desired capacity</text:p>
        </text:list-item>
      </text:list>
      <text:p text:style-name="P40"/>
      <text:p text:style-name="P42"><text:span text:style-name="T14">Auto Scaling Policy: </text:span><text:s/>When</text:p>
      <text:list xml:id="list3061649854" text:style-name="L8">
        <text:list-item>
          <text:p text:style-name="P43">Scheduled</text:p>
        </text:list-item>
        <text:list-item>
          <text:p text:style-name="P43">On-demand</text:p>
        </text:list-item>
        <text:list-item>
          <text:p text:style-name="P43">Scale-out policy</text:p>
        </text:list-item>
        <text:list-item>
          <text:p text:style-name="P43">Scale-in policy</text:p>
        </text:list-item>
      </text:list>
      <text:p text:style-name="P42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23:43:55.101000000</meta:creation-date>
    <dc:date>2019-01-10T19:54:47.627000000</dc:date>
    <meta:editing-duration>PT2H12M35S</meta:editing-duration>
    <meta:editing-cycles>46</meta:editing-cycles>
    <meta:generator>LibreOffice/6.1.4.2$Windows_X86_64 LibreOffice_project/9d0f32d1f0b509096fd65e0d4bec26ddd1938fd3</meta:generator>
    <meta:document-statistic meta:table-count="0" meta:image-count="0" meta:object-count="0" meta:page-count="3" meta:paragraph-count="69" meta:word-count="468" meta:character-count="2805" meta:non-whitespace-character-count="2425"/>
  </office:meta>
</office:document-meta>
</file>